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oapConsumerMarshal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setBinding( Binding &lt; ? &gt;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createError( MessageExchange exchange , Exception error , Session session , Jms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SoapConsumerMarshaler.createOut( MessageExchange exchange , NormalizedMessage outMsg , Session session , Jm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.Contex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createContex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ConsumerMarshaler.getChain( Phase ph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SoapConsumerMarshaler.createFault( MessageExchange exchange , Fault fault , Session session , Jm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SoapConsumerMarshaler.createExchange( JmsContext jmsContext , ComponentContext jbi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